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6163" officeooo:paragraph-rsid="0001616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37baa" officeooo:paragraph-rsid="00037baa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style:font-name="Courier New" officeooo:rsid="00055a08" officeooo:paragraph-rsid="00037baa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Courier New" officeooo:paragraph-rsid="00016163"/>
    </style:style>
    <style:style style:name="P5" style:family="paragraph" style:parent-style-name="Standard" style:list-style-name="L1">
      <style:text-properties officeooo:paragraph-rsid="000640bc"/>
    </style:style>
    <style:style style:name="P6" style:family="paragraph" style:parent-style-name="Standard" style:list-style-name="L1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640bc"/>
    </style:style>
    <style:style style:name="P7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</style:style>
    <style:style style:name="P8" style:family="paragraph" style:parent-style-name="Standard" style:list-style-name="L1"/>
    <style:style style:name="P9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cccccc" loext:opacity="100%" style:font-name="Consolas" fo:font-size="10.5pt" fo:font-weight="normal" fo:background-color="#1f1f1f"/>
    </style:style>
    <style:style style:name="P10" style:family="paragraph" style:parent-style-name="Standard">
      <loext:graphic-properties draw:fill="none"/>
      <style:paragraph-properties fo:margin-left="1.3cm" fo:margin-right="0cm" style:line-height-at-least="0.503cm" fo:text-indent="0cm" style:auto-text-indent="false" fo:background-color="transparent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</style:style>
    <style:style style:name="P13" style:family="paragraph" style:parent-style-name="Standard" style:master-page-name="">
      <loext:graphic-properties draw:fill="none"/>
      <style:paragraph-properties fo:margin-left="1.199cm" fo:margin-right="0cm" style:line-height-at-least="0.503cm" fo:text-indent="0cm" style:auto-text-indent="false" style:page-number="auto" fo:background-color="transparent"/>
      <style:text-properties fo:color="#cccccc" loext:opacity="100%" style:font-name="Consolas" fo:font-size="10.5pt" fo:font-weight="normal" fo:background-color="#1f1f1f"/>
    </style:style>
    <style:style style:name="P14" style:family="paragraph" style:parent-style-name="Standard">
      <loext:graphic-properties draw:fill="none"/>
      <style:paragraph-properties fo:margin-left="1.199cm" fo:margin-right="0cm" style:line-height-at-least="0.503cm" fo:text-indent="0cm" style:auto-text-indent="false" fo:background-color="transparent"/>
      <style:text-properties fo:color="#cccccc" loext:opacity="100%" style:font-name="Consolas" fo:font-size="10.5pt" fo:font-weight="normal" fo:background-color="#1f1f1f"/>
    </style:style>
    <style:style style:name="P1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</style:style>
    <style:style style:name="P1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cccccc" loext:opacity="100%" style:font-name="Consolas" fo:font-size="10.5pt" fo:font-weight="normal" fo:background-color="#1f1f1f"/>
    </style:style>
    <style:style style:name="P17" style:family="paragraph" style:parent-style-name="Standard" style:master-page-name="">
      <loext:graphic-properties draw:fill="none"/>
      <style:paragraph-properties fo:margin-left="1.199cm" fo:margin-right="0cm" style:line-height-at-least="0.503cm" fo:text-indent="0cm" style:auto-text-indent="false" style:page-number="auto" fo:background-color="transparent">
        <style:tab-stops>
          <style:tab-stop style:position="1.293cm"/>
        </style:tab-stops>
      </style:paragraph-properties>
      <style:text-properties fo:color="#cccccc" loext:opacity="100%" style:font-name="Consolas" fo:font-size="10.5pt" fo:font-weight="normal" fo:background-color="#1f1f1f"/>
    </style:style>
    <style:style style:name="P18" style:family="paragraph" style:parent-style-name="Standard">
      <loext:graphic-properties draw:fill="none"/>
      <style:paragraph-properties fo:margin-left="1.199cm" fo:margin-right="0cm" style:line-height-at-least="0.503cm" fo:text-indent="0cm" style:auto-text-indent="false" fo:background-color="transparent">
        <style:tab-stops>
          <style:tab-stop style:position="1.293cm"/>
        </style:tab-stops>
      </style:paragraph-properties>
      <style:text-properties fo:color="#cccccc" loext:opacity="100%" style:font-name="Consolas" fo:font-size="10.5pt" fo:font-weight="normal" fo:background-color="#1f1f1f"/>
    </style:style>
    <style:style style:name="P19" style:family="paragraph" style:parent-style-name="Standard" style:list-style-name="L1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color="#cccccc" loext:opacity="100%" style:font-name="Consolas" fo:font-size="10.5pt" fo:font-weight="normal" fo:background-color="#1f1f1f"/>
    </style:style>
    <style:style style:name="P20" style:family="paragraph" style:parent-style-name="Standard" style:master-page-name="">
      <loext:graphic-properties draw:fill="none"/>
      <style:paragraph-properties fo:margin-left="1.199cm" fo:margin-right="0cm" style:line-height-at-least="0.503cm" fo:text-indent="0cm" style:auto-text-indent="false" style:page-number="auto" fo:background-color="transparen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Consolas" fo:font-size="10.5pt" fo:font-weight="normal" fo:background-color="#1f1f1f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officeooo:rsid="00037baa"/>
    </style:style>
    <style:style style:name="T2" style:family="text">
      <style:text-properties fo:color="#c586c0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9cdcfe" loext:opacity="100%" style:font-name="Consolas" fo:font-size="10.5pt" fo:font-weight="normal" fo:background-color="#1f1f1f" loext:char-shading-value="0"/>
    </style:style>
    <style:style style:name="T5" style:family="text">
      <style:text-properties fo:color="#d4d4d4" loext:opacity="100%" style:font-name="Consolas" fo:font-size="10.5pt" fo:font-weight="normal" fo:background-color="#1f1f1f" loext:char-shading-value="0"/>
    </style:style>
    <style:style style:name="T6" style:family="text">
      <style:text-properties fo:color="#808080" loext:opacity="100%" style:font-name="Consolas" fo:font-size="10.5pt" fo:font-weight="normal" fo:background-color="#1f1f1f" loext:char-shading-value="0"/>
    </style:style>
    <style:style style:name="T7" style:family="text">
      <style:text-properties fo:color="#569cd6" loext:opacity="100%" style:font-name="Consolas" fo:font-size="10.5pt" fo:font-weight="normal" fo:background-color="#1f1f1f" loext:char-shading-value="0"/>
    </style:style>
    <style:style style:name="T8" style:family="text">
      <style:text-properties fo:color="#dcdcaa" loext:opacity="100%" style:font-name="Consolas" fo:font-size="10.5pt" fo:font-weight="normal" fo:background-color="#1f1f1f" loext:char-shading-value="0"/>
    </style:style>
    <style:style style:name="T9" style:family="text">
      <style:text-properties fo:color="#c586c0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808080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dcdcaa" loext:opacity="100%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808080" loext:opacity="100%" style:font-name="Consolas" fo:font-size="10.5pt" fo:font-weight="normal"/>
    </style:style>
    <style:style style:name="T22" style:family="text">
      <style:text-properties fo:color="#569cd6" loext:opacity="100%" style:font-name="Consolas" fo:font-size="10.5pt" fo:font-weight="normal"/>
    </style:style>
    <style:style style:name="T23" style:family="text">
      <style:text-properties fo:color="#dcdcaa" loext:opacity="100%" style:font-name="Consolas" fo:font-size="10.5pt" fo:font-weight="normal"/>
    </style:style>
    <style:style style:name="T24" style:family="text">
      <style:text-properties fo:color="#4ec9b0" loext:opacity="100%"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ce9178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eltín 1. Xquery – <text:span text:style-name="T1">Archivo bookstore.xml</text:span></text:p>
      <text:p text:style-name="P1"/>
      <text:p text:style-name="P2">Crea etiquetas nuevas cuando sea necesario.</text:p>
      <text:p text:style-name="P3"/>
      <text:p text:style-name="P4"/>
      <text:list text:style-name="L1">
        <text:list-item>
          <text:p text:style-name="P5">Mostrar los títulos de los libros con la etiqueta "titulo".</text:p>
          <text:p text:style-name="P6"><text:span text:style-name="T2">for</text:span><text:span text:style-name="T3"> </text:span><text:span text:style-name="T4">$x</text:span><text:span text:style-name="T3"> </text:span><text:span text:style-name="T5">in</text:span><text:span text:style-name="T3"> /bookstore/book</text:span></text:p>
        </text:list-item>
      </text:list>
      <text:p text:style-name="P7"><text:span text:style-name="T2">return</text:span><text:span text:style-name="T3"> </text:span><text:span text:style-name="T6">&lt;</text:span><text:span text:style-name="T7">titulo</text:span><text:span text:style-name="T6">&gt;</text:span><text:span text:style-name="T3">{</text:span><text:span text:style-name="T4">$x</text:span><text:span text:style-name="T3">/title/</text:span><text:span text:style-name="T8">string</text:span><text:span text:style-name="T3">()} </text:span><text:span text:style-name="T6">&lt;/</text:span><text:span text:style-name="T7">titulo</text:span><text:span text:style-name="T6">&gt;</text:span></text:p>
      <text:list text:continue-numbering="true" text:style-name="L1">
        <text:list-item>
          <text:p text:style-name="P8">Mostrar los libros cuyo precio sea menor o igual a 30. Primero incluyendo la condición en la cláusula "where" y luego en la ruta del XPath.</text:p>
        </text:list-item>
      </text:list>
      <text:p text:style-name="P9"><text:span text:style-name="T9">for</text:span> <text:span text:style-name="T10">$x</text:span> <text:span text:style-name="T11">in</text:span> //book</text:p>
      <text:p text:style-name="P10"><text:span text:style-name="T9">where</text:span> <text:span text:style-name="T10">$x</text:span>//price <text:span text:style-name="T11">&lt;=</text:span> <text:span text:style-name="T12">30</text:span></text:p>
      <text:p text:style-name="P10"><text:span text:style-name="T9">return</text:span> <text:span text:style-name="T10">$x</text:span></text:p>
      <text:p text:style-name="P11"/>
      <text:list text:continue-numbering="true" text:style-name="L1">
        <text:list-item>
          <text:p text:style-name="P8">Mostrar sólo el título de los libros cuyo precio sea menor o igual a 30.</text:p>
        </text:list-item>
      </text:list>
      <text:p text:style-name="P12"><text:span text:style-name="T2">for</text:span><text:span text:style-name="T3"> </text:span><text:span text:style-name="T4">$x</text:span><text:span text:style-name="T3"> </text:span><text:span text:style-name="T5">in</text:span><text:span text:style-name="T3"> //book</text:span></text:p>
      <text:p text:style-name="P13"><text:span text:style-name="T9">where</text:span> <text:span text:style-name="T10">$x</text:span>/price <text:span text:style-name="T11">&lt;=</text:span> <text:span text:style-name="T12">30</text:span></text:p>
      <text:p text:style-name="P14"><text:span text:style-name="T9">return</text:span> <text:span text:style-name="T10">$x</text:span>/title</text:p>
      <text:p text:style-name="Standard"/>
      <text:list text:continue-numbering="true" text:style-name="L1">
        <text:list-item>
          <text:p text:style-name="P8">Mostrar sólo el título sin atributos de los libros cuyo precio sea menor o igual a 30.</text:p>
        </text:list-item>
      </text:list>
      <text:p text:style-name="P13"><text:span text:style-name="T9">for</text:span> <text:span text:style-name="T10">$x</text:span> <text:span text:style-name="T11">in</text:span> //book</text:p>
      <text:p text:style-name="P14"><text:span text:style-name="T9">where</text:span> <text:span text:style-name="T10">$x</text:span>/price <text:span text:style-name="T11">&lt;=</text:span> <text:span text:style-name="T12">30</text:span></text:p>
      <text:p text:style-name="P14"><text:span text:style-name="T9">return</text:span> <text:span text:style-name="T13">&lt;</text:span><text:span text:style-name="T14">title</text:span><text:span text:style-name="T13">&gt;</text:span>{<text:span text:style-name="T10">$x</text:span>/title/<text:span text:style-name="T15">text</text:span>()}<text:span text:style-name="T13">&lt;/</text:span><text:span text:style-name="T14">title</text:span><text:span text:style-name="T13">&gt;</text:span></text:p>
      <text:p text:style-name="P15"/>
      <text:list text:continue-numbering="true" text:style-name="L1">
        <text:list-item>
          <text:p text:style-name="P8">–</text:p>
          <text:p text:style-name="P8"/>
        </text:list-item>
        <text:list-item>
          <text:p text:style-name="P8">Mostrar los años de publicación, primero con "for" y luego con "let" para comprobar la diferencia entre ellos. Etiquetar la salida con "publicacion".</text:p>
        </text:list-item>
      </text:list>
      <text:p text:style-name="P13"><text:span text:style-name="T9">for</text:span> <text:span text:style-name="T10">$ano</text:span> <text:span text:style-name="T11">in</text:span> <text:span text:style-name="T16">distinct-values</text:span>(//year)</text:p>
      <text:p text:style-name="P14"><text:span text:style-name="T9">return</text:span> <text:span text:style-name="T13">&lt;</text:span><text:span text:style-name="T14">year</text:span><text:span text:style-name="T13">&gt;</text:span>{<text:span text:style-name="T10">$ano</text:span>}<text:span text:style-name="T13">&lt;/</text:span><text:span text:style-name="T14">year</text:span><text:span text:style-name="T13">&gt;</text:span></text:p>
      <text:p text:style-name="P14"><text:span text:style-name="T13"/></text:p>
      <text:p text:style-name="P16"><text:span text:style-name="T9">let</text:span> <text:span text:style-name="T10">$ano</text:span> <text:span text:style-name="T11">:=</text:span> <text:span text:style-name="T16">distinct-values</text:span>(//year)</text:p>
      <text:p text:style-name="P13"><text:span text:style-name="T9">return</text:span> <text:span text:style-name="T13">&lt;</text:span><text:span text:style-name="T14">year</text:span><text:span text:style-name="T13">&gt;</text:span>{<text:span text:style-name="T10">$ano</text:span>}<text:span text:style-name="T13">&lt;/</text:span><text:span text:style-name="T14">year</text:span><text:span text:style-name="T13">&gt;</text:span></text:p>
      <text:p text:style-name="P15"/>
      <text:list text:continue-numbering="true" text:style-name="L1">
        <text:list-item>
          <text:p text:style-name="P5">Mostrar los libros ordenados primero por "category" y luego por "title".</text:p>
          <text:p text:style-name="P5"><text:span text:style-name="T2">for</text:span><text:span text:style-name="T3"> </text:span><text:span text:style-name="T4">$book</text:span><text:span text:style-name="T3"> </text:span><text:span text:style-name="T5">in</text:span><text:span text:style-name="T3"> //book</text:span></text:p>
        </text:list-item>
      </text:list>
      <text:p text:style-name="P17"><text:span text:style-name="T14">order</text:span> <text:span text:style-name="T11">by</text:span> /@category,/title</text:p>
      <text:p text:style-name="P18"><text:span text:style-name="T9">return</text:span> <text:span text:style-name="T10">$book</text:span></text:p>
      <text:list text:continue-numbering="true" text:style-name="L1">
        <text:list-header>
          <text:p text:style-name="P8"/>
        </text:list-header>
        <text:list-item>
          <text:p text:style-name="P8">Mostrar cuántos libros hay, y etiquetarlo con "total".</text:p>
          <text:p text:style-name="P19"><text:span text:style-name="T9">let</text:span> <text:span text:style-name="T10">$num</text:span> <text:span text:style-name="T11">:=</text:span> <text:span text:style-name="T16">count</text:span>(//book)</text:p>
        </text:list-item>
      </text:list>
      <text:p text:style-name="P20"><text:span text:style-name="T2">return</text:span><text:span text:style-name="T3"> </text:span><text:span text:style-name="T6">&lt;</text:span><text:span text:style-name="T7">total</text:span><text:span text:style-name="T6">&gt;</text:span><text:span text:style-name="T3">{</text:span><text:span text:style-name="T4">$num</text:span><text:span text:style-name="T3">}</text:span><text:span text:style-name="T6">&lt;/</text:span><text:span text:style-name="T7">total</text:span><text:span text:style-name="T6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8"><text:soft-page-break/>Mostrar los títulos de los libros y al final una etiqueta con el número total de libros.</text:p>
        </text:list-item>
      </text:list>
      <text:p text:style-name="Standard"/>
      <text:p text:style-name="P21"><text:span text:style-name="T9">let</text:span> <text:span text:style-name="T10">$num</text:span> <text:span text:style-name="T11">:=</text:span> <text:span text:style-name="T16">count</text:span>(//book)</text:p>
      <text:p text:style-name="P22">return</text:p>
      <text:p text:style-name="P21"><text:span text:style-name="T13">&lt;</text:span><text:span text:style-name="T14">booksotre</text:span><text:span text:style-name="T13">&gt;</text:span></text:p>
      <text:p text:style-name="P23">  <text:span text:style-name="T17">{</text:span></text:p>
      <text:p text:style-name="P23">    <text:span text:style-name="T18">for</text:span><text:span text:style-name="T17"> </text:span><text:span text:style-name="T19">$book</text:span><text:span text:style-name="T17"> </text:span><text:span text:style-name="T20">in</text:span><text:span text:style-name="T17"> //book</text:span></text:p>
      <text:p text:style-name="P23">    <text:span text:style-name="T18">return</text:span><text:span text:style-name="T17"> </text:span><text:span text:style-name="T19">$book</text:span><text:span text:style-name="T17">/title</text:span></text:p>
      <text:p text:style-name="P23">  <text:span text:style-name="T17">}</text:span></text:p>
      <text:p text:style-name="P23">  <text:span text:style-name="T21">&lt;</text:span><text:span text:style-name="T22">total</text:span><text:span text:style-name="T21">&gt;</text:span><text:span text:style-name="T17">{</text:span><text:span text:style-name="T19">$num</text:span><text:span text:style-name="T17">}</text:span><text:span text:style-name="T21">&lt;/</text:span><text:span text:style-name="T22">total</text:span><text:span text:style-name="T21">&gt;</text:span></text:p>
      <text:p text:style-name="P24"><text:span text:style-name="T6">&lt;/</text:span><text:span text:style-name="T7">booksotre</text:span><text:span text:style-name="T6">&gt;</text:span></text:p>
      <text:p text:style-name="P24"><text:span text:style-name="T6"/></text:p>
      <text:list text:continue-numbering="true" text:style-name="L1">
        <text:list-item>
          <text:p text:style-name="P8">Mostrar el precio mínimo y máximo de los libros.</text:p>
        </text:list-item>
      </text:list>
      <text:p text:style-name="P21"><text:span text:style-name="T9">let</text:span> <text:span text:style-name="T10">$max</text:span> <text:span text:style-name="T11">:=</text:span> <text:span text:style-name="T16">max</text:span>(//price/<text:span text:style-name="T16">number</text:span>())</text:p>
      <text:p text:style-name="P21"><text:span text:style-name="T9">let</text:span> <text:span text:style-name="T10">$min</text:span> <text:span text:style-name="T11">:=</text:span> <text:span text:style-name="T16">min</text:span>(//price/<text:span text:style-name="T16">number</text:span>())</text:p>
      <text:p text:style-name="P21"><text:span text:style-name="T9">return</text:span> </text:p>
      <text:p text:style-name="P21"><text:span text:style-name="T13">&lt;</text:span><text:span text:style-name="T14">precio</text:span><text:span text:style-name="T13">&gt;</text:span></text:p>
      <text:p text:style-name="P23">  <text:span text:style-name="T21">&lt;</text:span><text:span text:style-name="T22">maximo</text:span><text:span text:style-name="T21">&gt;</text:span><text:span text:style-name="T17">{</text:span><text:span text:style-name="T19">$max</text:span><text:span text:style-name="T17">}</text:span><text:span text:style-name="T21">&lt;/</text:span><text:span text:style-name="T22">maximo</text:span><text:span text:style-name="T21">&gt;</text:span></text:p>
      <text:p text:style-name="P23">  <text:span text:style-name="T21">&lt;</text:span><text:span text:style-name="T22">minimo</text:span><text:span text:style-name="T21">&gt;</text:span><text:span text:style-name="T17">{</text:span><text:span text:style-name="T19">$min</text:span><text:span text:style-name="T17">}</text:span><text:span text:style-name="T21">&lt;/</text:span><text:span text:style-name="T22">minimo</text:span><text:span text:style-name="T21">&gt;</text:span></text:p>
      <text:p text:style-name="P24"><text:span text:style-name="T6">&lt;/</text:span><text:span text:style-name="T7">precio</text:span><text:span text:style-name="T6">&gt;</text:span></text:p>
      <text:p text:style-name="P24"><text:span text:style-name="T6"/></text:p>
      <text:list text:continue-numbering="true" text:style-name="L1">
        <text:list-item>
          <text:p text:style-name="P8">--</text:p>
          <text:p text:style-name="P8"/>
        </text:list-item>
        <text:list-item>
          <text:p text:style-name="P8">Mostrar la suma total de los precios de los libros con la etiqueta "total".</text:p>
        </text:list-item>
      </text:list>
      <text:p text:style-name="Standard"/>
      <text:p text:style-name="P21"><text:span text:style-name="T9">let</text:span> <text:span text:style-name="T10">$sum</text:span> <text:span text:style-name="T11">:=</text:span> <text:span text:style-name="T16">sum</text:span>(//price/<text:span text:style-name="T16">number</text:span>())</text:p>
      <text:p text:style-name="P21"><text:span text:style-name="T9">return</text:span> <text:span text:style-name="T13">&lt;</text:span><text:span text:style-name="T14">total</text:span><text:span text:style-name="T13">&gt;</text:span>{<text:span text:style-name="T10">$sum</text:span>}<text:span text:style-name="T13">&lt;/</text:span><text:span text:style-name="T14">total</text:span><text:span text:style-name="T13">&gt;</text:span></text:p>
      <text:p text:style-name="Standard"/>
      <text:p text:style-name="Standard"/>
      <text:list text:continue-numbering="true" text:style-name="L1">
        <text:list-item>
          <text:p text:style-name="P8">Mostrar cada uno de los precios de los libros, y al final una nueva etiqueta con la suma de los precios.</text:p>
        </text:list-item>
      </text:list>
      <text:p text:style-name="P21"><text:span text:style-name="T9">let</text:span> <text:span text:style-name="T10">$sum</text:span> <text:span text:style-name="T11">:=</text:span> <text:span text:style-name="T16">sum</text:span>(//price/<text:span text:style-name="T16">number</text:span>())</text:p>
      <text:p text:style-name="P21"><text:span text:style-name="T9">return</text:span> </text:p>
      <text:p text:style-name="P21"><text:span text:style-name="T13">&lt;</text:span><text:span text:style-name="T14">books</text:span><text:span text:style-name="T13">&gt;</text:span></text:p>
      <text:p text:style-name="P23">  <text:span text:style-name="T17">{</text:span></text:p>
      <text:p text:style-name="P23">    <text:span text:style-name="T18">for</text:span><text:span text:style-name="T17"> </text:span><text:span text:style-name="T19">$book</text:span><text:span text:style-name="T17"> </text:span><text:span text:style-name="T20">in</text:span><text:span text:style-name="T17"> //book</text:span></text:p>
      <text:p text:style-name="P23">    <text:span text:style-name="T18">return</text:span></text:p>
      <text:p text:style-name="P23">    <text:span text:style-name="T21">&lt;</text:span><text:span text:style-name="T22">book</text:span><text:span text:style-name="T21">&gt;</text:span></text:p>
      <text:p text:style-name="P23">      <text:span text:style-name="T21">&lt;</text:span><text:span text:style-name="T22">title</text:span><text:span text:style-name="T21">&gt;</text:span><text:span text:style-name="T17">{</text:span><text:span text:style-name="T19">$book</text:span><text:span text:style-name="T17">/title/</text:span><text:span text:style-name="T23">string</text:span><text:span text:style-name="T17">()}</text:span><text:span text:style-name="T21">&lt;/</text:span><text:span text:style-name="T22">title</text:span><text:span text:style-name="T21">&gt;</text:span></text:p>
      <text:p text:style-name="P23">      <text:span text:style-name="T21">&lt;</text:span><text:span text:style-name="T22">price</text:span><text:span text:style-name="T21">&gt;</text:span><text:span text:style-name="T17">{</text:span><text:span text:style-name="T19">$book</text:span><text:span text:style-name="T17">/price/</text:span><text:span text:style-name="T23">string</text:span><text:span text:style-name="T17">()}</text:span><text:span text:style-name="T21">&lt;/</text:span><text:span text:style-name="T22">price</text:span><text:span text:style-name="T21">&gt;</text:span></text:p>
      <text:p text:style-name="P23">    <text:span text:style-name="T21">&lt;/</text:span><text:span text:style-name="T22">book</text:span><text:span text:style-name="T21">&gt;</text:span></text:p>
      <text:p text:style-name="P23">  <text:span text:style-name="T17">}</text:span></text:p>
      <text:p text:style-name="P23">  <text:span text:style-name="T21">&lt;</text:span><text:span text:style-name="T22">total</text:span><text:span text:style-name="T21">&gt;</text:span><text:span text:style-name="T17">{</text:span><text:span text:style-name="T19">$sum</text:span><text:span text:style-name="T17">}€</text:span><text:span text:style-name="T21">&lt;/</text:span><text:span text:style-name="T22">total</text:span><text:span text:style-name="T21">&gt;</text:span></text:p>
      <text:p text:style-name="P21"><text:span text:style-name="T13">&lt;/</text:span><text:span text:style-name="T14">books</text:span><text:span text:style-name="T13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8"><text:soft-page-break/>Mostrar el título y el número de autores que tiene cada título en etiquetas diferentes.</text:p>
        </text:list-item>
      </text:list>
      <text:p text:style-name="P21"><text:span text:style-name="T9">for</text:span> <text:span text:style-name="T10">$book</text:span> <text:span text:style-name="T11">in</text:span> //book</text:p>
      <text:p text:style-name="P22">return</text:p>
      <text:p text:style-name="P21"><text:span text:style-name="T13">&lt;</text:span><text:span text:style-name="T14">book</text:span><text:span text:style-name="T13">&gt;</text:span> </text:p>
      <text:p text:style-name="P23">  <text:span text:style-name="T21">&lt;</text:span><text:span text:style-name="T22">title</text:span><text:span text:style-name="T21">&gt;</text:span><text:span text:style-name="T17">{</text:span><text:span text:style-name="T19">$book</text:span><text:span text:style-name="T17">/title/</text:span><text:span text:style-name="T23">string</text:span><text:span text:style-name="T17">()}</text:span><text:span text:style-name="T21">&lt;/</text:span><text:span text:style-name="T22">title</text:span><text:span text:style-name="T21">&gt;</text:span></text:p>
      <text:p text:style-name="P23">  <text:span text:style-name="T21">&lt;</text:span><text:span text:style-name="T22">numeroAutor</text:span><text:span text:style-name="T21">&gt;</text:span></text:p>
      <text:p text:style-name="P23">    <text:span text:style-name="T17">{</text:span></text:p>
      <text:p text:style-name="P23">      <text:span text:style-name="T18">let</text:span><text:span text:style-name="T17"> </text:span><text:span text:style-name="T19">$num</text:span><text:span text:style-name="T17"> </text:span><text:span text:style-name="T20">:=</text:span><text:span text:style-name="T17"> </text:span><text:span text:style-name="T23">count</text:span><text:span text:style-name="T17">(</text:span><text:span text:style-name="T19">$book</text:span><text:span text:style-name="T17">/author)</text:span></text:p>
      <text:p text:style-name="P23">      <text:span text:style-name="T18">return</text:span><text:span text:style-name="T17"> </text:span><text:span text:style-name="T19">$num</text:span></text:p>
      <text:p text:style-name="P23">    <text:span text:style-name="T17">}</text:span></text:p>
      <text:p text:style-name="P23">  <text:span text:style-name="T21">&lt;/</text:span><text:span text:style-name="T22">numeroAutor</text:span><text:span text:style-name="T21">&gt;</text:span></text:p>
      <text:p text:style-name="P24"><text:span text:style-name="T6">&lt;/</text:span><text:span text:style-name="T7">book</text:span><text:span text:style-name="T6">&gt;</text:span></text:p>
      <text:p text:style-name="P24"><text:span text:style-name="T6"/></text:p>
      <text:list text:continue-numbering="true" text:style-name="L1">
        <text:list-item>
          <text:p text:style-name="P8">Mostrar en la misma etiqueta el título y entre paréntesis el número de autores que tiene ese título.</text:p>
        </text:list-item>
      </text:list>
      <text:p text:style-name="P21"><text:span text:style-name="T9">for</text:span> <text:span text:style-name="T10">$book</text:span> <text:span text:style-name="T11">in</text:span> //book</text:p>
      <text:p text:style-name="P22">return</text:p>
      <text:p text:style-name="P21"><text:span text:style-name="T13">&lt;</text:span><text:span text:style-name="T14">books</text:span><text:span text:style-name="T13">&gt;</text:span></text:p>
      <text:p text:style-name="P23">  <text:span text:style-name="T17">{</text:span><text:span text:style-name="T23">concat</text:span><text:span text:style-name="T17">(</text:span><text:span text:style-name="T19">$book</text:span><text:span text:style-name="T17">/title/</text:span><text:span text:style-name="T24">text</text:span><text:span text:style-name="T17">(),</text:span><text:span text:style-name="T25">"("</text:span><text:span text:style-name="T17">,</text:span><text:span text:style-name="T23">count</text:span><text:span text:style-name="T17">(</text:span><text:span text:style-name="T19">$book</text:span><text:span text:style-name="T17">/author),</text:span><text:span text:style-name="T25">")"</text:span><text:span text:style-name="T17">)}</text:span></text:p>
      <text:p text:style-name="P24"><text:span text:style-name="T6">&lt;/</text:span><text:span text:style-name="T7">books</text:span><text:span text:style-name="T6">&gt;</text:span></text:p>
      <text:p text:style-name="P24"><text:span text:style-name="T6"/></text:p>
      <text:list text:continue-numbering="true" text:style-name="L1">
        <text:list-item>
          <text:p text:style-name="P8">Mostrar los libros escritos en años que terminen en "3".</text:p>
        </text:list-item>
      </text:list>
      <text:p text:style-name="P21"><text:span text:style-name="T9">for</text:span> <text:span text:style-name="T10">$book</text:span> <text:span text:style-name="T11">in</text:span> //book</text:p>
      <text:p text:style-name="P21"><text:span text:style-name="T9">where</text:span> <text:span text:style-name="T16">ends-with</text:span>(<text:span text:style-name="T10">$book</text:span>/year,<text:span text:style-name="T26">'3'</text:span>)</text:p>
      <text:p text:style-name="P24"><text:span text:style-name="T2">return</text:span><text:span text:style-name="T3"> </text:span><text:span text:style-name="T4">$book</text:span></text:p>
      <text:p text:style-name="Standard"/>
      <text:list text:continue-numbering="true" text:style-name="L1">
        <text:list-item>
          <text:p text:style-name="P8">Mostrar los libros cuya categoría empiece por "C".</text:p>
        </text:list-item>
      </text:list>
      <text:p text:style-name="P21"><text:span text:style-name="T9">for</text:span> <text:span text:style-name="T10">$book</text:span> <text:span text:style-name="T11">in</text:span> //book</text:p>
      <text:p text:style-name="P21"><text:span text:style-name="T9">where</text:span> <text:span text:style-name="T16">starts-with</text:span>(<text:span text:style-name="T10">$book</text:span>/@category,<text:span text:style-name="T26">'C'</text:span>)</text:p>
      <text:p text:style-name="P24"><text:span text:style-name="T2">return</text:span><text:span text:style-name="T3"> </text:span><text:span text:style-name="T4">$book</text:span></text:p>
      <text:p text:style-name="Standard"/>
      <text:list text:continue-numbering="true" text:style-name="L1">
        <text:list-item>
          <text:p text:style-name="P8">--</text:p>
          <text:p text:style-name="P8"/>
        </text:list-item>
        <text:list-item>
          <text:p text:style-name="P8">Mostrar el título y el número de caracteres que tiene cada título, cada uno con su propia etiqueta.</text:p>
        </text:list-item>
      </text:list>
      <text:p text:style-name="P21"><text:span text:style-name="T9">for</text:span> <text:span text:style-name="T10">$book</text:span> <text:span text:style-name="T11">in</text:span> //book</text:p>
      <text:p text:style-name="P21"><text:span text:style-name="T9">let</text:span> <text:span text:style-name="T10">$title</text:span> <text:span text:style-name="T11">:=</text:span> <text:span text:style-name="T10">$book</text:span>/title</text:p>
      <text:p text:style-name="P22">return</text:p>
      <text:p text:style-name="P21"><text:span text:style-name="T13">&lt;</text:span><text:span text:style-name="T14">book</text:span><text:span text:style-name="T13">&gt;</text:span></text:p>
      <text:p text:style-name="P23">  <text:span text:style-name="T17">{</text:span><text:span text:style-name="T23">concat</text:span><text:span text:style-name="T17">(</text:span><text:span text:style-name="T19">$book</text:span><text:span text:style-name="T17">/title/</text:span><text:span text:style-name="T24">text</text:span><text:span text:style-name="T17">(),</text:span><text:span text:style-name="T25">"("</text:span><text:span text:style-name="T17">,</text:span><text:span text:style-name="T23">string-length</text:span><text:span text:style-name="T17">(</text:span><text:span text:style-name="T19">$book</text:span><text:span text:style-name="T17">/title/</text:span><text:span text:style-name="T24">text</text:span><text:span text:style-name="T17">()),</text:span><text:span text:style-name="T25">")"</text:span><text:span text:style-name="T17">)}</text:span></text:p>
      <text:p text:style-name="P21"><text:span text:style-name="T13">&lt;/</text:span><text:span text:style-name="T14">book</text:span><text:span text:style-name="T13">&gt;</text:span></text:p>
      <text:p text:style-name="Standard"/>
      <text:list text:continue-numbering="true" text:style-name="L1">
        <text:list-item>
          <text:p text:style-name="P8">Mostrar todos los años en los que se ha publicado un libro eliminando los repetidos. Etiquétalos con "año".</text:p>
        </text:list-item>
      </text:list>
      <text:p text:style-name="P21"><text:span text:style-name="T9">for</text:span> <text:span text:style-name="T10">$ano</text:span> <text:span text:style-name="T11">in</text:span> <text:span text:style-name="T16">distinct-values</text:span>(//year)</text:p>
      <text:p text:style-name="P21"><text:span text:style-name="T9">return</text:span> <text:span text:style-name="T13">&lt;</text:span><text:span text:style-name="T14">year</text:span><text:span text:style-name="T13">&gt;</text:span>{<text:span text:style-name="T10">$ano</text:span>}<text:span text:style-name="T13">&lt;/</text:span><text:span text:style-name="T14">year</text:span><text:span text:style-name="T13">&gt;</text:span></text:p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8"><text:soft-page-break/>Mostrar todos los autores eliminando los que se repiten y ordenados por el número de caracteres que tiene cada autor.</text:p>
        </text:list-item>
      </text:list>
      <text:p text:style-name="P21"><text:span text:style-name="T9">for</text:span> <text:span text:style-name="T10">$autor</text:span> <text:span text:style-name="T11">in</text:span> <text:span text:style-name="T16">distinct-values</text:span>(//author)</text:p>
      <text:p text:style-name="P21"><text:span text:style-name="T9">return</text:span> <text:span text:style-name="T13">&lt;</text:span><text:span text:style-name="T14">year</text:span><text:span text:style-name="T13">&gt;</text:span>{<text:span text:style-name="T10">$autor</text:span>}<text:span text:style-name="T13">&lt;/</text:span><text:span text:style-name="T14">year</text:span><text:span text:style-name="T13">&gt;</text:span></text:p>
      <text:p text:style-name="Standard"/>
      <text:list text:continue-numbering="true" text:style-name="L1">
        <text:list-item>
          <text:p text:style-name="P8">Mostrar los títulos en una tabla de HTML.</text:p>
        </text:list-item>
      </text:list>
      <text:p text:style-name="P21"><text:span text:style-name="T9">let</text:span> <text:span text:style-name="T10">$store</text:span> <text:span text:style-name="T11">:=</text:span> /bookstore</text:p>
      <text:p text:style-name="P22">return</text:p>
      <text:p text:style-name="P21"><text:span text:style-name="T13">&lt;</text:span><text:span text:style-name="T14">table</text:span><text:span text:style-name="T13">&gt;</text:span></text:p>
      <text:p text:style-name="P23">  <text:span text:style-name="T21">&lt;</text:span><text:span text:style-name="T22">tbody</text:span><text:span text:style-name="T21">&gt;</text:span></text:p>
      <text:p text:style-name="P23">  <text:span text:style-name="T21">&lt;</text:span><text:span text:style-name="T22">tr</text:span><text:span text:style-name="T21">&gt;</text:span></text:p>
      <text:p text:style-name="P23">    <text:span text:style-name="T21">&lt;</text:span><text:span text:style-name="T22">td</text:span><text:span text:style-name="T21">&gt;</text:span><text:span text:style-name="T17">Titulo</text:span><text:span text:style-name="T21">&lt;/</text:span><text:span text:style-name="T22">td</text:span><text:span text:style-name="T21">&gt;</text:span></text:p>
      <text:p text:style-name="P23">  <text:span text:style-name="T21">&lt;/</text:span><text:span text:style-name="T22">tr</text:span><text:span text:style-name="T21">&gt;</text:span></text:p>
      <text:p text:style-name="P23">    <text:span text:style-name="T17">{</text:span></text:p>
      <text:p text:style-name="P23">    <text:span text:style-name="T18">for</text:span><text:span text:style-name="T17"> </text:span><text:span text:style-name="T19">$title</text:span><text:span text:style-name="T17"> </text:span><text:span text:style-name="T20">in</text:span><text:span text:style-name="T17"> </text:span><text:span text:style-name="T19">$store</text:span><text:span text:style-name="T17">//title/</text:span><text:span text:style-name="T24">text</text:span><text:span text:style-name="T17">()</text:span></text:p>
      <text:p text:style-name="P23">    <text:span text:style-name="T18">return</text:span><text:span text:style-name="T17"> </text:span><text:span text:style-name="T21">&lt;</text:span><text:span text:style-name="T22">tr</text:span><text:span text:style-name="T21">&gt;&lt;</text:span><text:span text:style-name="T22">td</text:span><text:span text:style-name="T21">&gt;</text:span><text:span text:style-name="T17">{</text:span><text:span text:style-name="T19">$title</text:span><text:span text:style-name="T17">}</text:span><text:span text:style-name="T21">&lt;/</text:span><text:span text:style-name="T22">td</text:span><text:span text:style-name="T21">&gt;&lt;/</text:span><text:span text:style-name="T22">tr</text:span><text:span text:style-name="T21">&gt;</text:span></text:p>
      <text:p text:style-name="P23">    <text:span text:style-name="T17">} </text:span></text:p>
      <text:p text:style-name="P23">   <text:span text:style-name="T21">&lt;/</text:span><text:span text:style-name="T22">tbody</text:span><text:span text:style-name="T21">&gt;</text:span></text:p>
      <text:p text:style-name="P21"><text:span text:style-name="T13">&lt;/</text:span><text:span text:style-name="T14">table</text:span><text:span text:style-name="T13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9T14:45:28.473000000</meta:creation-date>
    <dc:date>2025-05-09T22:57:57.329000000</dc:date>
    <meta:editing-duration>PT14M55S</meta:editing-duration>
    <meta:editing-cycles>5</meta:editing-cycles>
    <meta:generator>LibreOffice/24.8.6.1$Windows_X86_64 LibreOffice_project/051bf11303684a0a982c9966e8be766d0a9efbc7</meta:generator>
    <meta:document-statistic meta:table-count="0" meta:image-count="0" meta:object-count="0" meta:page-count="4" meta:paragraph-count="120" meta:word-count="525" meta:character-count="3624" meta:non-whitespace-character-count="3124"/>
  </office:meta>
</office:document-meta>
</file>